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ff0000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86cm"/>
    </style:style>
    <style:style style:name="gr4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fill-color="#005b82" draw:textarea-horizontal-align="justify" draw:textarea-vertical-align="middle" draw:auto-grow-height="false" fo:min-height="6.751cm" fo:min-width="0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5b82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5" style:family="paragraph">
      <loext:graphic-properties draw:fill-color="#005b82"/>
      <style:paragraph-properties fo:text-align="center"/>
    </style:style>
    <style:style style:name="T1" style:family="text">
      <style:text-properties fo:color="#005b82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2cm" svg:y1="7.1cm" svg:x2="12.85cm" svg:y2="0.55cm">
          <text:p/>
        </draw:line>
        <draw:frame draw:style-name="gr2" draw:text-style-name="P3" draw:layer="layout" svg:width="10.207cm" svg:height="2.301cm" draw:transform="rotate (1.57777764380287) translate (17.307cm 10.469cm)">
          <draw:text-box>
            <text:p text:style-name="P2"><text:span text:style-name="T1">efficiency gain by</text:span></text:p>
            <text:p text:style-name="P2"><text:span text:style-name="T1">6 orders of magnitude</text:span></text:p>
          </draw:text-box>
        </draw:frame>
        <draw:frame draw:style-name="gr3" draw:text-style-name="P4" draw:layer="layout" svg:width="6.086cm" svg:height="1.825cm" svg:x="8.264cm" svg:y="0.15cm">
          <draw:text-box>
            <text:p><text:span text:style-name="T2">imaging</text:span></text:p>
            <text:p><text:span text:style-name="T2">detectors</text:span></text:p>
          </draw:text-box>
        </draw:frame>
        <draw:line draw:style-name="gr4" draw:text-style-name="P1" draw:layer="layout" svg:x1="0.5cm" svg:y1="9.4cm" svg:x2="6.1cm" svg:y2="8.95cm">
          <text:p/>
        </draw:line>
        <draw:line draw:style-name="gr4" draw:text-style-name="P1" draw:layer="layout" svg:x1="6.1cm" svg:y1="8.95cm" svg:x2="11.25cm" svg:y2="7.1cm">
          <text:p/>
        </draw:line>
        <draw:custom-shape draw:style-name="gr5" draw:text-style-name="P5" draw:layer="layout" svg:width="1.3cm" svg:height="8cm" svg:x="15.5cm" svg:y="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Tusche</meta:initial-creator>
    <meta:creation-date>2016-10-28T18:00:24.836531625</meta:creation-date>
    <dc:date>2018-02-16T09:33:34.132904174</dc:date>
    <meta:editing-duration>PT17M7S</meta:editing-duration>
    <meta:editing-cycles>9</meta:editing-cycles>
    <meta:generator>LibreOffice/5.2.7.2$Linux_X86_64 LibreOffice_project/20m0$Build-2</meta:generator>
    <dc:creator>Christian Tusche</dc:creator>
    <meta:document-statistic meta:object-count="6"/>
  </office:meta>
</office:document-meta>
</file>